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11-30-2011</text:p>
          </table:table-cell>
          <table:table-cell/>
          <table:table-cell office:value-type="string">
            <text:p>11-28-2011</text:p>
          </table:table-cell>
        </table:table-row>
        <table:table-row table:style-name="ro1">
          <table:table-cell office:value-type="string">
            <text:p>Hour/Filter</text:p>
          </table:table-cell>
          <table:table-cell office:value-type="string">
            <text:p>9/0</text:p>
          </table:table-cell>
          <table:table-cell/>
          <table:table-cell office:value-type="string">
            <text:p>9/0</text:p>
          </table:table-cell>
        </table:table-row>
        <table:table-row table:style-name="ro2">
          <table:table-cell office:value-type="string">
            <text:p>Bg ProfileRow</text:p>
          </table:table-cell>
          <table:table-cell office:value-type="float" office:value="59">
            <text:p>59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Columns</text:p>
          </table:table-cell>
          <table:table-cell office:value-type="string">
            <text:p>310-410</text:p>
          </table:table-cell>
          <table:table-cell/>
          <table:table-cell office:value-type="string">
            <text:p>260-360</text:p>
          </table:table-cell>
        </table:table-row>
        <table:table-row table:style-name="ro1">
          <table:table-cell office:value-type="string">
            <text:p>Star Profile Row</text:p>
          </table:table-cell>
          <table:table-cell office:value-type="float" office:value="41">
            <text:p>41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lumns</text:p>
          </table:table-cell>
          <table:table-cell office:value-type="string">
            <text:p>310-350</text:p>
          </table:table-cell>
          <table:table-cell/>
          <table:table-cell office:value-type="string">
            <text:p>280-340</text:p>
          </table:table-cell>
        </table:table-row>
        <table:table-row table:style-name="ro1">
          <table:table-cell office:value-type="string">
            <text:p>BG Poly</text:p>
          </table:table-cell>
          <table:table-cell office:value-type="string">
            <text:p>224.241-0.387970x+0.0331271x^2-0.000234366x^3</text:p>
          </table:table-cell>
          <table:table-cell/>
          <table:table-cell office:value-type="string">
            <text:p>166.788+0.328033x-0.00125308x^2+(3.21073e-7)*x^3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0.767465">
            <text:p>0.767465</text:p>
          </table:table-cell>
          <table:table-cell/>
          <table:table-cell office:value-type="float" office:value="0.326451">
            <text:p>0.326451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25.6263">
            <text:p>25.6263</text:p>
          </table:table-cell>
          <table:table-cell/>
          <table:table-cell office:value-type="float" office:value="28.4806">
            <text:p>28.4806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0.339879">
            <text:p>0.339879</text:p>
          </table:table-cell>
          <table:table-cell/>
          <table:table-cell office:value-type="float" office:value="1.99783">
            <text:p>1.9978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0.936259">
            <text:p>0.936259</text:p>
          </table:table-cell>
          <table:table-cell/>
          <table:table-cell office:value-type="float" office:value="1.03395">
            <text:p>1.03395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0.00850463">
            <text:p>0.00850463</text:p>
          </table:table-cell>
          <table:table-cell/>
          <table:table-cell office:value-type="float" office:value="-0.00272655">
            <text:p>-0.00272655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-0.000150721">
            <text:p>-0.000150721</text:p>
          </table:table-cell>
          <table:table-cell/>
          <table:table-cell table:style-name="ce1" office:value-type="float" office:value="0.0000358897">
            <text:p>3.59E-005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2*SQRT(2*LN(2))*[.B10]" office:value-type="float" office:value="0.800353882085074">
            <text:p>0.8003538821</text:p>
          </table:table-cell>
          <table:table-cell table:formula="of:=2*SQRT(2*LN(2))*[.C10]" office:value-type="float" office:value="0">
            <text:p>0</text:p>
          </table:table-cell>
          <table:table-cell table:formula="of:=2*SQRT(2*LN(2))*[.D10]" office:value-type="float" office:value="4.70453013056418">
            <text:p>4.704530130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2012-06-08</text:date>, <text:time>16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8T12:22:43.89</meta:creation-date>
    <dc:date>2012-06-08T16:07:34.43</dc:date>
    <meta:editing-duration>PT3H44M50S</meta:editing-duration>
    <meta:editing-cycles>2</meta:editing-cycles>
    <meta:generator>OpenOffice.org/3.3$Win32 OpenOffice.org_project/330m20$Build-9567</meta:generator>
    <meta:document-statistic meta:table-count="3" meta:cell-count="44" meta:object-count="0"/>
  </office:meta>
</office:document-meta>
</file>